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Category</text:p>
          </table:table-cell>
          <table:table-cell office:value-type="string">
            <text:p>Part_Name</text:p>
          </table:table-cell>
          <table:table-cell office:value-type="string">
            <text:p>Manufacturer</text:p>
          </table:table-cell>
          <table:table-cell office:value-type="string">
            <text:p>Manufacturer_Part_#</text:p>
          </table:table-cell>
          <table:table-cell office:value-type="string">
            <text:p>Vendor</text:p>
          </table:table-cell>
          <table:table-cell office:value-type="string">
            <text:p>Vendor_Part_#</text:p>
          </table:table-cell>
          <table:table-cell office:value-type="string">
            <text:p>Unit_Cost</text:p>
          </table:table-cell>
          <table:table-cell office:value-type="string">
            <text:p>Quantity</text:p>
          </table:table-cell>
          <table:table-cell office:value-type="string">
            <text:p>Subtotal</text:p>
          </table:table-cell>
          <table:table-cell office:value-type="string">
            <text:p>Link</text:p>
          </table:table-cell>
          <table:table-cell office:value-type="string">
            <text:p>Total: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bedded Solutions</text:p>
          </table:table-cell>
          <table:table-cell office:value-type="string">
            <text:p>Adafruit_ESP32-S3_Reverse_TFT_Feather-4MB_Flash,2MB_PSRAM,STEMMA_QT</text:p>
          </table:table-cell>
          <table:table-cell office:value-type="string">
            <text:p>Adafruit</text:p>
          </table:table-cell>
          <table:table-cell office:value="5691.0" office:value-type="float"/>
          <table:table-cell office:value-type="string">
            <text:p>Mouser</text:p>
          </table:table-cell>
          <table:table-cell office:value-type="string">
            <text:p>485-5691</text:p>
          </table:table-cell>
          <table:table-cell office:value="24.95" office:value-type="float"/>
          <table:table-cell office:value="1.0" office:value-type="float"/>
          <table:table-cell office:value="24.95" office:value-type="float"/>
          <table:table-cell office:value-type="string">
            <text:p>https://www.mouser.com/ProductDetail/Adafruit/5691?qs=mELouGlnn3eeALy2e3r3sw%3D%3D</text:p>
          </table:table-cell>
          <table:table-cell office:value="58.83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afruit Accessories</text:p>
          </table:table-cell>
          <table:table-cell office:value-type="string">
            <text:p>FeatherWing Proto - Prototyping Add-on For All Feather Boards</text:p>
          </table:table-cell>
          <table:table-cell office:value-type="string">
            <text:p>Adafruit</text:p>
          </table:table-cell>
          <table:table-cell office:value="2884.0" office:value-type="float"/>
          <table:table-cell office:value-type="string">
            <text:p>Mouser</text:p>
          </table:table-cell>
          <table:table-cell office:value-type="string">
            <text:p>485-2884</text:p>
          </table:table-cell>
          <table:table-cell office:value="4.95" office:value-type="float"/>
          <table:table-cell office:value="1.0" office:value-type="float"/>
          <table:table-cell office:value="4.95" office:value-type="float"/>
          <table:table-cell office:value-type="string">
            <text:p>https://www.mouser.com/ProductDetail/Adafruit/2884?qs=xE9dPqTLfL6DCHchSvrAFQ%3D%3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afruit Accessories</text:p>
          </table:table-cell>
          <table:table-cell office:value-type="string">
            <text:p>Lithium Ion Polymer Battery Ideal For Feathers - 3.7V 400mAh<text:line-break/></text:p>
          </table:table-cell>
          <table:table-cell office:value-type="string">
            <text:p>Adafruit</text:p>
          </table:table-cell>
          <table:table-cell office:value="3898.0" office:value-type="float"/>
          <table:table-cell office:value-type="string">
            <text:p>Mouser</text:p>
          </table:table-cell>
          <table:table-cell office:value-type="string">
            <text:p>485-3898</text:p>
          </table:table-cell>
          <table:table-cell office:value="6.95" office:value-type="float"/>
          <table:table-cell office:value="1.0" office:value-type="float"/>
          <table:table-cell office:value="6.95" office:value-type="float"/>
          <table:table-cell office:value-type="string">
            <text:p>https://www.mouser.com/ProductDetail/Adafruit/3898?qs=byeeYqUIh0NUfilp6w7tLA%3D%3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ototyping Boards &amp; Accessories</text:p>
          </table:table-cell>
          <table:table-cell office:value-type="string">
            <text:p>I2C Qwiic Cable Kit Stemma QT Wire for SparkFun Development Boards Sensor Board Breakout Breadboard 4 Pin Sh1.0 Connector</text:p>
          </table:table-cell>
          <table:table-cell office:value-type="string">
            <text:p>elechawk</text:p>
          </table:table-cell>
          <table:table-cell office:value-type="string">
            <text:p>N/A</text:p>
          </table:table-cell>
          <table:table-cell office:value-type="string">
            <text:p>Amazon</text:p>
          </table:table-cell>
          <table:table-cell office:value-type="string">
            <text:p>N/A</text:p>
          </table:table-cell>
          <table:table-cell office:value="9.99" office:value-type="float"/>
          <table:table-cell office:value="1.0" office:value-type="float"/>
          <table:table-cell office:value="9.99" office:value-type="float"/>
          <table:table-cell office:value-type="string">
            <text:p>https://amazon.com/dp/B08HQ1VSV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PI</text:p>
          </table:table-cell>
          <table:table-cell office:value-type="string">
            <text:p>Amazon Basics USB-A to Micro USB Charging Cable</text:p>
          </table:table-cell>
          <table:table-cell office:value-type="string">
            <text:p>Amazon</text:p>
          </table:table-cell>
          <table:table-cell office:value-type="string">
            <text:p>N/A</text:p>
          </table:table-cell>
          <table:table-cell office:value-type="string">
            <text:p>Amazon</text:p>
          </table:table-cell>
          <table:table-cell office:value-type="string">
            <text:p>N/A</text:p>
          </table:table-cell>
          <table:table-cell office:value="11.99" office:value-type="float"/>
          <table:table-cell office:value="1.0" office:value-type="float"/>
          <table:table-cell office:value="11.99" office:value-type="float"/>
          <table:table-cell office:value-type="string">
            <text:p>https://www.amazon.com/Amazon-Basics-Charging-Transfer-Gold-Plated/dp/B07232M876?th=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pdated Total:</text:p>
          </table:table-cell>
          <table:table-cell office:value-type="string">
            <text:p/>
          </table:table-cell>
          <table:table-cell office:value-type="string">
            <text:p>Changelog: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6.93" office:value-type="float"/>
          <table:table-cell office:value-type="string">
            <text:p/>
          </table:table-cell>
          <table:table-cell office:value-type="string">
            <text:p>removed battery + display kit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son: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sing professor paul's feather senses with wifi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rrent List: </text:p>
          </table:table-cell>
          <table:table-cell office:value-type="string">
            <text:p/>
          </table:table-cell>
          <table:table-cell office:value-type="string">
            <text:p>Reason: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sb-a to micro usb</text:p>
          </table:table-cell>
          <table:table-cell office:value-type="string">
            <text:p/>
          </table:table-cell>
          <table:table-cell office:value-type="string">
            <text:p>without this cannot code into the machine via vscode or do the assignment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c cables</text:p>
          </table:table-cell>
          <table:table-cell office:value-type="string">
            <text:p/>
          </table:table-cell>
          <table:table-cell office:value-type="string">
            <text:p>embedding sensor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eatherwing proto</text:p>
          </table:table-cell>
          <table:table-cell office:value-type="string">
            <text:p/>
          </table:table-cell>
          <table:table-cell office:value-type="string">
            <text:p>solves beginner breadboarding problem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6-04-21T16:29:10.648890</meta:creation-date>
    <dc:date>2026-04-21T16:29:10.651425</dc:date>
    <meta:generator>http://pypi.python.org/pypi/ezodf/0.1.0$Python3.13.13 (tags/v3.13.13:01104ce, Apr  7 2026, 19:25:48) [MSC v.1944 64 bit (AMD64)]</meta:generator>
    <meta:document-statistic/>
    <meta:editing-cycles>1</meta:editing-cycles>
  </office:meta>
</office:document-meta>
</file>